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02in"/>
    </style:style>
    <style:style style:name="co2" style:family="table-column">
      <style:table-column-properties fo:break-before="auto" style:column-width="2.35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1.9016in"/>
    </style:style>
    <style:style style:name="co5" style:family="table-column">
      <style:table-column-properties fo:break-before="auto" style:column-width="1.3126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6839in"/>
    </style:style>
    <style:style style:name="co8" style:family="table-column">
      <style:table-column-properties fo:break-before="auto" style:column-width="1.2138in"/>
    </style:style>
    <style:style style:name="co9" style:family="table-column">
      <style:table-column-properties fo:break-before="auto" style:column-width="1.5228in"/>
    </style:style>
    <style:style style:name="co10" style:family="table-column">
      <style:table-column-properties fo:break-before="auto" style:column-width="1.6071in"/>
    </style:style>
    <style:style style:name="co11" style:family="table-column">
      <style:table-column-properties fo:break-before="auto" style:column-width="1.3264in"/>
    </style:style>
    <style:style style:name="co12" style:family="table-column">
      <style:table-column-properties fo:break-before="auto" style:column-width="1.7402in"/>
    </style:style>
    <style:style style:name="co13" style:family="table-column">
      <style:table-column-properties fo:break-before="auto" style:column-width="2.5957in"/>
    </style:style>
    <style:style style:name="co14" style:family="table-column">
      <style:table-column-properties fo:break-before="auto" style:column-width="2.2382in"/>
    </style:style>
    <style:style style:name="co15" style:family="table-column">
      <style:table-column-properties fo:break-before="auto" style:column-width="1.2283in"/>
    </style:style>
    <style:style style:name="co16" style:family="table-column">
      <style:table-column-properties fo:break-before="auto" style:column-width="1.6in"/>
    </style:style>
    <style:style style:name="co17" style:family="table-column">
      <style:table-column-properties fo:break-before="auto" style:column-width="1.2217in"/>
    </style:style>
    <style:style style:name="co18" style:family="table-column">
      <style:table-column-properties fo:break-before="auto" style:column-width="1.5929in"/>
    </style:style>
    <style:style style:name="co19" style:family="table-column">
      <style:table-column-properties fo:break-before="auto" style:column-width="2.0484in"/>
    </style:style>
    <style:style style:name="co20" style:family="table-column">
      <style:table-column-properties fo:break-before="auto" style:column-width="0.3799in"/>
    </style:style>
    <style:style style:name="co21" style:family="table-column">
      <style:table-column-properties fo:break-before="auto" style:column-width="1.3756in"/>
    </style:style>
    <style:style style:name="co22" style:family="table-column">
      <style:table-column-properties fo:break-before="auto" style:column-width="2.0209in"/>
    </style:style>
    <style:style style:name="co23" style:family="table-column">
      <style:table-column-properties fo:break-before="auto" style:column-width="2.2102in"/>
    </style:style>
    <style:style style:name="co24" style:family="table-column">
      <style:table-column-properties fo:break-before="auto" style:column-width="1.8945in"/>
    </style:style>
    <style:style style:name="co25" style:family="table-column">
      <style:table-column-properties fo:break-before="auto" style:column-width="1.3689in"/>
    </style:style>
    <style:style style:name="co26" style:family="table-column">
      <style:table-column-properties fo:break-before="auto" style:column-width="1.8382in"/>
    </style:style>
    <style:style style:name="co27" style:family="table-column">
      <style:table-column-properties fo:break-before="auto" style:column-width="1.7472in"/>
    </style:style>
    <style:style style:name="co28" style:family="table-column">
      <style:table-column-properties fo:break-before="auto" style:column-width="1.5791in"/>
    </style:style>
    <style:style style:name="co29" style:family="table-column">
      <style:table-column-properties fo:break-before="auto" style:column-width="2.2453in"/>
    </style:style>
    <style:style style:name="co30" style:family="table-column">
      <style:table-column-properties fo:break-before="auto" style:column-width="1.2in"/>
    </style:style>
    <style:style style:name="co31" style:family="table-column">
      <style:table-column-properties fo:break-before="auto" style:column-width="1.2425in"/>
    </style:style>
    <style:style style:name="co32" style:family="table-column">
      <style:table-column-properties fo:break-before="auto" style:column-width="1.698in"/>
    </style:style>
    <style:style style:name="co33" style:family="table-column">
      <style:table-column-properties fo:break-before="auto" style:column-width="1.5161in"/>
    </style:style>
    <style:style style:name="co34" style:family="table-column">
      <style:table-column-properties fo:break-before="auto" style:column-width="1.4665in"/>
    </style:style>
    <style:style style:name="co35" style:family="table-column">
      <style:table-column-properties fo:break-before="auto" style:column-width="1.5575in"/>
    </style:style>
    <style:style style:name="co36" style:family="table-column">
      <style:table-column-properties fo:break-before="auto" style:column-width="1.6634in"/>
    </style:style>
    <style:style style:name="co37" style:family="table-column">
      <style:table-column-properties fo:break-before="auto" style:column-width="1.1445in"/>
    </style:style>
    <style:style style:name="co38" style:family="table-column">
      <style:table-column-properties fo:break-before="auto" style:column-width="1.3543in"/>
    </style:style>
    <style:style style:name="co39" style:family="table-column">
      <style:table-column-properties fo:break-before="auto" style:column-width="2.252in"/>
    </style:style>
    <style:style style:name="co40" style:family="table-column">
      <style:table-column-properties fo:break-before="auto" style:column-width="1.9083in"/>
    </style:style>
    <style:style style:name="co41" style:family="table-column">
      <style:table-column-properties fo:break-before="auto" style:column-width="1.4945in"/>
    </style:style>
    <style:style style:name="co4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ge_c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AlternativeDisputeResolutionSection</text:p>
          </table:table-cell>
          <table:table-cell/>
          <table:table-cell table:formula="of:=CONCATENATE([.A1];&quot;,'&quot;)" office:value-type="string" office:string-value="AlternativeDisputeResolutionSection,'" calcext:value-type="string">
            <text:p>AlternativeDisputeResolutionSection,'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dministrativeLawSection</text:p>
          </table:table-cell>
          <table:table-cell/>
          <table:table-cell table:formula="of:=CONCATENATE([.C1];[.A2];&quot;','&quot;)" office:value-type="string" office:string-value="AlternativeDisputeResolutionSection,'AdministrativeLawSection','" calcext:value-type="string">
            <text:p>AlternativeDisputeResolutionSection,'AdministrativeLawSection','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griculturalLawSection</text:p>
          </table:table-cell>
          <table:table-cell/>
          <table:table-cell table:formula="of:=CONCATENATE([.C2];[.A3];&quot;','&quot;)" office:value-type="string" office:string-value="AlternativeDisputeResolutionSection,'AdministrativeLawSection','AgriculturalLawSection','" calcext:value-type="string">
            <text:p>AlternativeDisputeResolutionSection,'AdministrativeLawSection','AgriculturalLawSection','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ternativeDisputeResolutionSection</text:p>
          </table:table-cell>
          <table:table-cell/>
          <table:table-cell table:formula="of:=CONCATENATE([.C3];[.A4];&quot;','&quot;)" office:value-type="string" office:string-value="AlternativeDisputeResolutionSection,'AdministrativeLawSection','AgriculturalLawSection','AlternativeDisputeResolutionSection','" calcext:value-type="string">
            <text:p>AlternativeDisputeResolutionSection,'AdministrativeLawSection','AgriculturalLawSection','AlternativeDisputeResolutionSection','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malLawSection</text:p>
          </table:table-cell>
          <table:table-cell/>
          <table:table-cell table:formula="of:=CONCATENATE([.C4];[.A5];&quot;','&quot;)" office:value-type="string" office:string-value="AlternativeDisputeResolutionSection,'AdministrativeLawSection','AgriculturalLawSection','AlternativeDisputeResolutionSection','AnimalLawSection','" calcext:value-type="string">
            <text:p>AlternativeDisputeResolutionSection,'AdministrativeLawSection','AgriculturalLawSection','AlternativeDisputeResolutionSection','AnimalLawSection','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titrustTradeRegulationSection</text:p>
          </table:table-cell>
          <table:table-cell/>
          <table:table-cell table:formula="of:=CONCATENATE([.C5];[.A6];&quot;','&quot;)" office:value-type="string" office:string-value="AlternativeDisputeResolutionSection,'AdministrativeLawSection','AgriculturalLawSection','AlternativeDisputeResolutionSection','AnimalLawSection','AntitrustTradeRegulationSection','" calcext:value-type="string">
            <text:p>AlternativeDisputeResolutionSection,'AdministrativeLawSection','AgriculturalLawSection','AlternativeDisputeResolutionSection','AnimalLawSection','AntitrustTradeRegulationSection','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ppellatePracticeLawSection</text:p>
          </table:table-cell>
          <table:table-cell/>
          <table:table-cell table:formula="of:=CONCATENATE([.C6];[.A7];&quot;','&quot;)" office:value-type="string" office:string-value="AlternativeDisputeResolutionSection,'AdministrativeLawSection','AgriculturalLawSection','AlternativeDisputeResolutionSection','AnimalLawSection','AntitrustTradeRegulationSection','AppellatePracticeLawSection','" calcext:value-type="string">
            <text:p>AlternativeDisputeResolutionSection,'AdministrativeLawSection','AgriculturalLawSection','AlternativeDisputeResolutionSection','AnimalLawSection','AntitrustTradeRegulationSection','AppellatePracticeLawSection','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viationLawSection</text:p>
          </table:table-cell>
          <table:table-cell/>
          <table:table-cell table:formula="of:=CONCATENATE([.C7];[.A8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usinessLawSection</text:p>
          </table:table-cell>
          <table:table-cell/>
          <table:table-cell table:formula="of:=CONCATENATE([.C8];[.A9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usinessLitigationSection</text:p>
          </table:table-cell>
          <table:table-cell/>
          <table:table-cell table:formula="of:=CONCATENATE([.C9];[.A10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annabisLawSection</text:p>
            <text:p/>
          </table:table-cell>
          <table:table-cell/>
          <table:table-cell table:formula="of:=CONCATENATE([.C10];[.A11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ivilRightsSection</text:p>
          </table:table-cell>
          <table:table-cell/>
          <table:table-cell table:formula="of:=CONCATENATE([.C11];[.A12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onstitutionalLawSection</text:p>
          </table:table-cell>
          <table:table-cell/>
          <table:table-cell table:formula="of:=CONCATENATE([.C12];[.A13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onstructionLawSection</text:p>
          </table:table-cell>
          <table:table-cell/>
          <table:table-cell table:formula="of:=CONCATENATE([.C13];[.A14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onsumerLawSection</text:p>
          </table:table-cell>
          <table:table-cell/>
          <table:table-cell table:formula="of:=CONCATENATE([.C14];[.A15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orporateCounselSection</text:p>
          </table:table-cell>
          <table:table-cell/>
          <table:table-cell table:formula="of:=CONCATENATE([.C15];[.A16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CriminalLawSection</text:p>
          </table:table-cell>
          <table:table-cell/>
          <table:table-cell table:formula="of:=CONCATENATE([.C16];[.A17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DebtorCreditorLawSection</text:p>
          </table:table-cell>
          <table:table-cell/>
          <table:table-cell table:formula="of:=CONCATENATE([.C17];[.A18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DisabilityLawSection</text:p>
          </table:table-cell>
          <table:table-cell/>
          <table:table-cell table:formula="of:=CONCATENATE([.C18];[.A19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DiversityLawSection</text:p>
          </table:table-cell>
          <table:table-cell/>
          <table:table-cell table:formula="of:=CONCATENATE([.C19];[.A20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ElderLawSection</text:p>
          </table:table-cell>
          <table:table-cell/>
          <table:table-cell table:formula="of:=CONCATENATE([.C20];[.A21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EnergyTelecom&amp;UtilityLawSection</text:p>
          </table:table-cell>
          <table:table-cell/>
          <table:table-cell table:formula="of:=CONCATENATE([.C21];[.A22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EnvironmentalandNaturalResourcesLaw</text:p>
          </table:table-cell>
          <table:table-cell/>
          <table:table-cell table:formula="of:=CONCATENATE([.C22];[.A23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EstatePlanning&amp;AdminLawSection</text:p>
          </table:table-cell>
          <table:table-cell/>
          <table:table-cell table:formula="of:=CONCATENATE([.C23];[.A24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FamilyLawSection</text:p>
          </table:table-cell>
          <table:table-cell/>
          <table:table-cell table:formula="of:=CONCATENATE([.C24];[.A25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GovernmentLawSection</text:p>
          </table:table-cell>
          <table:table-cell/>
          <table:table-cell table:formula="of:=CONCATENATE([.C25];[.A26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HealthLawSection</text:p>
          </table:table-cell>
          <table:table-cell/>
          <table:table-cell table:formula="of:=CONCATENATE([.C26];[.A27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IndianLawSection</text:p>
          </table:table-cell>
          <table:table-cell/>
          <table:table-cell table:formula="of:=CONCATENATE([.C27];[.A28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IntellectualPropertyLawSection</text:p>
          </table:table-cell>
          <table:table-cell/>
          <table:table-cell table:formula="of:=CONCATENATE([.C28];[.A29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InternationalLawSection</text:p>
          </table:table-cell>
          <table:table-cell/>
          <table:table-cell table:formula="of:=CONCATENATE([.C29];[.A30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JuvenileLawSection</text:p>
          </table:table-cell>
          <table:table-cell/>
          <table:table-cell table:formula="of:=CONCATENATE([.C30];[.A31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Labor&amp;EmploymentLawSection</text:p>
          </table:table-cell>
          <table:table-cell/>
          <table:table-cell table:formula="of:=CONCATENATE([.C31];[.A32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LitigationLawSection</text:p>
          </table:table-cell>
          <table:table-cell/>
          <table:table-cell table:formula="of:=CONCATENATE([.C32];[.A33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Military&amp;VeteransLawSection</text:p>
          </table:table-cell>
          <table:table-cell/>
          <table:table-cell table:formula="of:=CONCATENATE([.C33];[.A34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NonprofitOrganizationsLawSection</text:p>
          </table:table-cell>
          <table:table-cell/>
          <table:table-cell table:formula="of:=CONCATENATE([.C34];[.A35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ProductsLiabilitySection</text:p>
          </table:table-cell>
          <table:table-cell/>
          <table:table-cell table:formula="of:=CONCATENATE([.C35];[.A36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RealEstate&amp;LandUseSection</text:p>
          </table:table-cell>
          <table:table-cell/>
          <table:table-cell table:formula="of:=CONCATENATE([.C36];[.A37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SecuritiesRegulationSection</text:p>
          </table:table-cell>
          <table:table-cell/>
          <table:table-cell table:formula="of:=CONCATENATE([.C37];[.A38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Solo&amp;SmallFirmSection</text:p>
          </table:table-cell>
          <table:table-cell/>
          <table:table-cell table:formula="of:=CONCATENATE([.C38];[.A39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SustainableFutureSection</text:p>
          </table:table-cell>
          <table:table-cell/>
          <table:table-cell table:formula="of:=CONCATENATE([.C39];[.A40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TaxationRegulationSection</text:p>
          </table:table-cell>
          <table:table-cell/>
          <table:table-cell table:formula="of:=CONCATENATE([.C40];[.A41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TBD</text:p>
          </table:table-cell>
          <table:table-cell/>
          <table:table-cell table:formula="of:=CONCATENATE([.C41];[.A42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TBD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TBD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TechnologyLawSection</text:p>
          </table:table-cell>
          <table:table-cell/>
          <table:table-cell table:formula="of:=CONCATENATE([.C42];[.A43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TBD','Technology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TBD','TechnologyLawSection','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WorkersCompensationLawSection</text:p>
          </table:table-cell>
          <table:table-cell/>
          <table:table-cell table:formula="of:=CONCATENATE([.C43];[.A44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TBD','TechnologyLawSection','WorkersCompensationLawSection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TBD','TechnologyLawSection','WorkersCompensationLawSection','</text:p>
          </table:table-cell>
          <table:table-cell table:number-columns-repeated="41"/>
        </table:table-row>
        <table:table-row table:style-name="ro2">
          <table:table-cell table:number-columns-repeated="2"/>
          <table:table-cell table:formula="of:=CONCATENATE([.C44];[.A45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TBD','TechnologyLawSection','WorkersCompensationLawSection','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TBD','TechnologyLawSection','WorkersCompensationLawSection','','</text:p>
          </table:table-cell>
          <table:table-cell table:number-columns-repeated="41"/>
        </table:table-row>
        <table:table-row table:style-name="ro2">
          <table:table-cell table:number-columns-repeated="2"/>
          <table:table-cell table:formula="of:=CONCATENATE([.C45];[.A46];&quot;','&quot;)" office:value-type="string" office:string-value="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&#10;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TBD','TechnologyLawSection','WorkersCompensationLawSection','','','" calcext:value-type="string">
            <text:p>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TBD','TechnologyLawSection','WorkersCompensationLawSection','','','</text:p>
          </table:table-cell>
          <table:table-cell table:number-columns-repeated="41"/>
        </table:table-row>
        <table:table-row table:style-name="ro1" table:number-rows-repeated="3">
          <table:table-cell table:number-columns-repeated="44"/>
        </table:table-row>
        <table:table-row table:style-name="ro2">
          <table:table-cell table:number-columns-repeated="2"/>
          <table:table-cell office:value-type="string" calcext:value-type="string">
            <text:p>[‘AlternativeDisputeResolutionSection,'AdministrativeLawSection','AgriculturalLawSection','AlternativeDisputeResolutionSection','AnimalLawSection','AntitrustTradeRegulationSection','AppellatePracticeLawSection','AviationLawSection','BusinessLawSection','BusinessLitigationSection','CannabisLawSection</text:p>
            <text:p>','CivilRightsSection','ConstitutionalLawSection','ConstructionLawSection','ConsumerLawSection','CorporateCounselSection','CriminalLawSection','DebtorCreditorLawSection','DisabilityLawSection','DiversityLawSection','ElderLawSection','EnergyTelecom&amp;UtilityLawSection','EnvironmentalandNaturalResourcesLaw','EstatePlanning&amp;AdminLawSection','FamilyLawSection','GovernmentLawSection','HealthLawSection','IndianLawSection','IntellectualPropertyLawSection','InternationalLawSection','JuvenileLawSection','Labor&amp;EmploymentLawSection','LitigationLawSection','Military&amp;VeteransLawSection','NonprofitOrganizationsLawSection','ProductsLiabilitySection','RealEstate&amp;LandUseSection','SecuritiesRegulationSection','Solo&amp;SmallFirmSection','SustainableFutureSection','TaxationRegulationSection','TBD','TechnologyLawSection','WorkersCompensationLawSection']</text:p>
          </table:table-cell>
          <table:table-cell table:number-columns-repeated="41"/>
        </table:table-row>
      </table:table>
      <table:named-expressions/>
      <table:database-ranges>
        <table:database-range table:name="__Anonymous_Sheet_DB__0" table:target-range-address="page_codes.A1:page_code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8T18:21:54.322000000</dc:date>
    <meta:editing-duration>PT2M45S</meta:editing-duration>
    <meta:editing-cycles>2</meta:editing-cycles>
    <meta:generator>LibreOffice/7.0.3.1$Windows_X86_64 LibreOffice_project/d7547858d014d4cf69878db179d326fc3483e082</meta:generator>
    <meta:document-statistic meta:table-count="1" meta:cell-count="91" meta:object-count="0"/>
  </office:meta>
</office:document-meta>
</file>